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variant="normal" fo:text-transform="none" fo:color="#000000" style:font-name="Arial1" fo:font-size="14pt" fo:letter-spacing="normal" fo:font-style="normal" style:text-underline-style="solid" style:text-underline-width="auto" style:text-underline-color="font-color" fo:font-weight="normal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fo:color="#000000" style:font-name="Arial1" fo:font-size="14pt" fo:letter-spacing="normal" fo:font-style="normal" style:text-underline-style="solid" style:text-underline-width="auto" style:text-underline-color="font-color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fessional references</text:p>
      <text:p text:style-name="P1"/>
      <text:p text:style-name="P2">Steve Hegarty – Superisor at Saint Joseph's Mercy Care Services</text:p>
      <text:p text:style-name="P2">(770) 880-1451‬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shua Sharp</meta:initial-creator>
    <meta:creation-date>2021-06-23T16:11:16</meta:creation-date>
    <meta:generator>OpenOffice/4.1.6$Unix OpenOffice.org_project/416m1$Build-9790</meta:generator>
    <meta:document-statistic meta:table-count="0" meta:image-count="0" meta:object-count="0" meta:page-count="1" meta:paragraph-count="3" meta:word-count="15" meta:character-count="101"/>
    <dc:date>2021-06-24T09:44:53</dc:date>
    <dc:creator>Joshua Sharp</dc:creator>
    <meta:editing-duration>PT17H33M38S</meta:editing-duration>
    <meta:editing-cycles>1</meta:editing-cycles>
  </office:meta>
</office:document-meta>
</file>